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 fo:font-size="14pt" style:font-size-asian="14pt" style:font-size-complex="14pt" fo:font-weight="bold" style:font-weight-asian="bold"/>
    </style:style>
    <style:style style:name="P1" style:family="paragraph" style:parent-style-name="Normal">
      <style:paragraph-properties/>
    </style:style>
    <style:style style:name="T2" style:family="text">
      <style:text-properties/>
    </style:style>
    <style:style style:name="P2" style:family="paragraph" style:parent-style-name="Normal">
      <style:paragraph-properties/>
    </style:style>
    <style:style style:name="T3" style:family="text">
      <style:text-properties fo:font-size="9pt" style:font-size-asian="9pt" style:font-size-complex="9pt"/>
    </style:style>
    <style:style style:name="P3" style:family="paragraph" style:parent-style-name="Normal">
      <style:paragraph-properties/>
    </style:style>
    <style:style style:name="T4" style:family="text">
      <style:text-properties fo:font-size="9pt" style:font-size-asian="9pt" style:font-size-complex="9pt"/>
    </style:style>
    <style:style style:name="P4" style:family="paragraph" style:parent-style-name="Normal">
      <style:paragraph-properties/>
    </style:style>
    <style:style style:name="T5" style:family="text">
      <style:text-properties fo:font-size="9pt" style:font-size-asian="9pt" style:font-size-complex="9pt"/>
    </style:style>
    <style:style style:name="P5" style:family="paragraph" style:parent-style-name="Normal">
      <style:paragraph-properties/>
    </style:style>
    <style:style style:name="T6" style:family="text">
      <style:text-properties fo:font-size="9pt" style:font-size-asian="9pt" style:font-size-complex="9pt"/>
    </style:style>
    <style:style style:name="P6" style:family="paragraph" style:parent-style-name="Normal">
      <style:paragraph-properties/>
    </style:style>
    <style:style style:name="T7" style:family="text">
      <style:text-properties fo:font-size="9pt" style:font-size-asian="9pt" style:font-size-complex="9pt"/>
    </style:style>
    <style:style style:name="P7" style:family="paragraph" style:parent-style-name="Normal">
      <style:paragraph-properties/>
    </style:style>
    <style:style style:name="T8" style:family="text">
      <style:text-properties fo:font-size="9pt" style:font-size-asian="9pt" style:font-size-complex="9pt"/>
    </style:style>
    <style:style style:name="P8" style:family="paragraph" style:parent-style-name="Normal">
      <style:paragraph-properties/>
    </style:style>
    <style:style style:name="T9" style:family="text">
      <style:text-properties fo:font-size="9pt" style:font-size-asian="9pt" style:font-size-complex="9pt"/>
    </style:style>
    <style:style style:name="P9" style:family="paragraph" style:parent-style-name="Normal">
      <style:paragraph-properties/>
    </style:style>
    <style:style style:name="T10" style:family="text">
      <style:text-properties fo:font-size="9pt" style:font-size-asian="9pt" style:font-size-complex="9pt"/>
    </style:style>
    <style:style style:name="P10" style:family="paragraph" style:parent-style-name="Normal">
      <style:paragraph-properties/>
    </style:style>
    <style:style style:name="T11" style:family="text">
      <style:text-properties/>
    </style:style>
    <style:style style:name="P11" style:family="paragraph" style:parent-style-name="Normal">
      <style:paragraph-properties/>
    </style:style>
    <style:style style:name="T12" style:family="text">
      <style:text-properties fo:font-size="9pt" style:font-size-asian="9pt" style:font-size-complex="9pt"/>
    </style:style>
    <style:style style:name="P12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  <style:style style:name="da2003" style:family="table">
      <style:table-properties style:rel-width="100" table:align="center"/>
    </style:style>
    <style:style style:name="da2003.0" style:family="table-column">
      <style:table-column-properties style:column-width="8.82cm"/>
    </style:style>
    <style:style style:name="da2003.1" style:family="table-column">
      <style:table-column-properties style:column-width="0.88cm"/>
    </style:style>
    <style:style style:name="da2003.2" style:family="table-column">
      <style:table-column-properties style:column-width="0.88cm"/>
    </style:style>
    <style:style style:name="da2003.3" style:family="table-column">
      <style:table-column-properties style:column-width="0.88cm"/>
    </style:style>
    <style:style style:name="da2003.4" style:family="table-column">
      <style:table-column-properties style:column-width="3.53cm"/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<text:s text:c="22"/>INFORMACIÓN ESCOLAR CICLO 2020-2021</text:span></text:p>
        <text:p text:style-name="P2"><text:span text:style-name="T2"/></text:p>
        <text:p text:style-name="P3"><text:span text:style-name="T3"><text:s text:c="24"/>CURP<text:s text:c="5"/>| BAEO081007MYNLSDA5</text:span></text:p>
        <text:p text:style-name="P4"><text:span text:style-name="T4"><text:s text:c="19"/>NOMBRE<text:s text:c="4"/>| ODETTE GERALDINE BALAMESQUIVEL</text:span></text:p>
        <text:p text:style-name="P5"><text:span text:style-name="T5"><text:s text:c="5"/>CLAVE ESCUELA<text:s text:c="4"/>| 31PES0079A</text:span></text:p>
        <text:p text:style-name="P6"><text:span text:style-name="T6"><text:s text:c="24"/>NIVEL<text:s text:c="4"/>| SECUNDARIA</text:span></text:p>
        <text:p text:style-name="P7"><text:span text:style-name="T7"><text:s/>NOMBRE ESCUELA<text:s text:c="4"/>| FRAY DIEGO DE LANDA</text:span></text:p>
        <text:p text:style-name="P8"><text:span text:style-name="T8"><text:s text:c="22"/>GRADO<text:s text:c="3"/>|<text:s text:c="2"/>PRIMER GRADO</text:span></text:p>
        <text:p text:style-name="P9"><text:span text:style-name="T9"><text:s text:c="22"/>GRUPO<text:s text:c="3"/>|<text:s text:c="2"/>B</text:span></text:p>
        <text:p text:style-name="P10"><text:span text:style-name="T10"><text:s text:c="19"/>ESTATUS<text:s text:c="3"/>|<text:s text:c="2"/>Inscrito</text:span></text:p>
        <text:p text:style-name="P11"><text:span text:style-name="T11"/></text:p>
        <text:p text:style-name="P12"><text:span text:style-name="T12"><text:s text:c="58"/>CALIFICACIONES DEL CICLO 2020-2021</text:span></text:p>
        <text:p text:style-name="Standard"/>
        <table:table table:name="da2003" table:style="da2003">
          <table:table-column table:style-name="da2003.0"/>
          <table:table-column table:style-name="da2003.1"/>
          <table:table-column table:style-name="da2003.2"/>
          <table:table-column table:style-name="da2003.3"/>
          <table:table-column table:style-name="da2003.4"/>
          <table:table-row>
            <table:table-cell office:value-type="string">
              <text:p><text:span><text:s text:c="4"/>ASIGNATURA</text:span></text:p>
            </table:table-cell>
            <table:table-cell office:value-type="string">
              <text:p><text:span><text:s text:c="2"/>I</text:span></text:p>
            </table:table-cell>
            <table:table-cell office:value-type="string">
              <text:p><text:span><text:s text:c="2"/>II</text:span></text:p>
            </table:table-cell>
            <table:table-cell office:value-type="string">
              <text:p><text:span><text:s text:c="2"/>III</text:span></text:p>
            </table:table-cell>
            <table:table-cell office:value-type="string">
              <text:p><text:span>PROMEDIO</text:span></text:p>
            </table:table-cell>
          </table:table-row>
          <table:table-row>
            <table:table-cell office:value-type="string">
              <text:p><text:span>ESPAÑOL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MATEMATICA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INGL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CIENCIAS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GEOGRAF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HIS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FORM.CIV.ÉTI.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ECNOLOG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EDUC.FIS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ARTISTICA</text:span></text:p>
            </table:table-cell>
            <table:table-cell office:value-type="string">
              <text:p><text:span>10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TUTORIA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ALORES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VIDA SALUDABLE</text:span></text:p>
            </table:table-cell>
            <table:table-cell office:value-type="string">
              <text:p><text:span>9.0</text:span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  <table:table-cell office:value-type="string">
              <text:p><text:span/></text:p>
            </table:table-cell>
          </table:table-row>
          <table:table-row>
            <table:table-cell office:value-type="string">
              <text:p><text:span>PROMEDIO GENERAL</text:span></text:p>
            </table:table-cell>
            <table:table-cell office:value-type="string">
              <text:p><text:span/></text:p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  <style:style style:name="da2003" style:family="table">
      <style:table-properties style:rel-width="100" table:align="center"/>
    </style:style>
    <style:style style:name="da2003.0" style:family="table-column">
      <style:table-column-properties style:column-width="8.82cm"/>
    </style:style>
    <style:style style:name="da2003.1" style:family="table-column">
      <style:table-column-properties style:column-width="0.88cm"/>
    </style:style>
    <style:style style:name="da2003.2" style:family="table-column">
      <style:table-column-properties style:column-width="0.88cm"/>
    </style:style>
    <style:style style:name="da2003.3" style:family="table-column">
      <style:table-column-properties style:column-width="0.88cm"/>
    </style:style>
    <style:style style:name="da2003.4" style:family="table-column">
      <style:table-column-properties style:column-width="3.53cm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1-05-23T13:18:25.000</dc:date>
    <meta:generator>PHPWord</meta:generator>
    <meta:initial-creator/>
    <meta:creation-date>2021-05-23T13:18:25.000</meta:creation-date>
    <meta:keyword/>
    <meta:user-defined meta:name="Category"/>
    <meta:user-defined meta:name="Company"/>
    <meta:user-defined meta:name="Manager"/>
  </office:meta>
</office:document-meta>
</file>